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2.8409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2.486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2.6634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ro13" style:family="table-row">
      <style:table-row-properties style:row-height="1.5752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Serial</text:p>
          </table:table-cell>
          <table:table-cell table:style-name="ce1" office:value-type="string">
            <text:p>TC</text:p>
          </table:table-cell>
          <table:table-cell table:style-name="ce1" office:value-type="string">
            <text:p>Scenario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Comment(TC Wise)</text:p>
          </table:table-cell>
          <table:table-cell table:style-name="ce1" office:value-type="string">
            <text:p>Comment(General)</text:p>
          </table:table-cell>
          <table:table-cell table:style-name="ce4"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keDescriptor_P</text:p>
          </table:table-cell>
          <table:table-cell office:value-type="string">
            <text:p>1. Click on RAMLS Tab</text:p>
            <text:p>2. Select some raml files</text:p>
            <text:p>3. Click on "Make Descriptor" button</text:p>
          </table:table-cell>
          <table:table-cell office:value-type="string">
            <text:p>1. A pop-up will show with message "Descriptor created successfully"</text:p>
            <text:p>2. Go to libs folder of the ConformanceTestTool directory, there will be a "DUTDescriptor.json" file created with the resources of the raml file</text:p>
            <text:p>3. Click on Resource tab,Resource list in this tab will be filled with the resources of the selected rams files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/>
          <table:table-cell office:value-type="string">
            <text:p>When I right click <text:s/>on Resource tab, a refresh option comes which increases every time I right click on this tab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akeDescriptorWithoutSelectingFile_P</text:p>
          </table:table-cell>
          <table:table-cell office:value-type="string">
            <text:p>1. Click on RAMLS Tab</text:p>
            <text:p>2. Click on "Make Descriptor" button</text:p>
          </table:table-cell>
          <table:table-cell office:value-type="string">
            <text:p>1. A pop-up will show with message "Descriptor created successfully"</text:p>
            <text:p>2. Go to libs folder of the ConformanceTestTool directory, there will be a "DUTDescriptor.json" file created with the resources of all of the raml files</text:p>
            <text:p>3. Click on Resource tab,Resource list in this tab will be filled with the resources of all the rams files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mportResourceFile_P</text:p>
          </table:table-cell>
          <table:table-cell office:value-type="string">
            <text:p>1. Click on RAMLS Tab</text:p>
            <text:p>2. Click on "Import Resource File" button</text:p>
            <text:p>3. Select a json/raml file and click on OK</text:p>
          </table:table-cell>
          <table:table-cell office:value-type="string">
            <text:p>Selected file will be added in RAMLS list</text:p>
            <text:p/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ortExistingResourceFile_P</text:p>
          </table:table-cell>
          <table:table-cell office:value-type="string">
            <text:p>1. Click on RAMLS Tab</text:p>
            <text:p>2. Click on "Import Resource File" button</text:p>
            <text:p>3. Select a json/raml file [which exists in the list]and click on OK</text:p>
          </table:table-cell>
          <table:table-cell office:value-type="string">
            <text:p>1. A pop-up will be shown that the file exists and ask you if want to overwrite the existing file.</text:p>
            <text:p>2. If you press yes, the file will be replaced with the new file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DeleteRamlFile_P</text:p>
          </table:table-cell>
          <table:table-cell office:value-type="string">
            <text:p>1. Click on RAMLS Tab</text:p>
            <text:p>2. Select a json/raml from the list</text:p>
            <text:p>3. Click On "Delete Selected Item"</text:p>
          </table:table-cell>
          <table:table-cell office:value-type="string">
            <text:p>1. A pop-up will occur saying that the file was deleted</text:p>
            <text:p>2. The file will be deleted from the list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DeleteRamlFileWIthoutSelectingFile_N</text:p>
          </table:table-cell>
          <table:table-cell office:value-type="string">
            <text:p>1. Click on RAMLS Tab</text:p>
            <text:p>2. Click On "Delete Selected Item"</text:p>
          </table:table-cell>
          <table:table-cell office:value-type="string">
            <text:p>1. A pop-up will occur saying that no file was selected</text:p>
            <text:p>2. No files will be deleted from the list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RefreshRamlList_P</text:p>
          </table:table-cell>
          <table:table-cell table:style-name="ce3" office:value-type="string">
            <text:p>1. Click on RAMLS Tab</text:p>
            <text:p>2. Click on Refresh button in this tab</text:p>
          </table:table-cell>
          <table:table-cell office:value-type="string">
            <text:p>RAMLS list will be reloaded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CreateResource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"Resource Creator" tab</text:p>
            <text:p>5. Click on "Create Resource" button</text:p>
          </table:table-cell>
          <table:table-cell office:value-type="string">
            <text:p>1. One resource will be created [you can check it by opening the the "DUTDescriptor.json" file from the libs folder of the ConformanceTestTool directory]</text:p>
            <text:p>2. Resource list will also be filled with the name of the new resource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CreateResourceWithoutDescriptor_N</text:p>
          </table:table-cell>
          <table:table-cell office:value-type="string">
            <text:p>1. Make sure that there is no "DUTDescriptor.json" file in the libs folder of the ConformanceTestTool directory</text:p>
            <text:p>2. Click on Resource Tab</text:p>
            <text:p>3. Click On "Create Resource"</text:p>
            <text:p>4. Make entry for the fields of "Resource Creator" tab</text:p>
            <text:p>5. Click on "Create Resource" button</text:p>
          </table:table-cell>
          <table:table-cell office:value-type="string">
            <text:p>It will give I/O error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office:value-type="string">
            <text:p>In this scenario, a "DUTDescriptor.json" file is created in the libs folder of the ConformanceTestTool directory, is it OK?</text:p>
          </table:table-cell>
          <table:table-cell table:number-columns-repeated="1017"/>
        </table:table-row>
        <table:table-row table:style-name="ro10">
          <table:table-cell office:value-type="float" office:value="10">
            <text:p>10</text:p>
          </table:table-cell>
          <table:table-cell office:value-type="string">
            <text:p>CreateResourceWithNullFields_N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Do not Make entry for the fields of "Resource Creator" tab</text:p>
            <text:p>5. Click on "Create Resource" button</text:p>
          </table:table-cell>
          <table:table-cell office:value-type="string">
            <text:p>It will show error popup showing the names of the compulsary fields which should be added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11">
          <table:table-cell office:value-type="float" office:value="11">
            <text:p>11</text:p>
          </table:table-cell>
          <table:table-cell office:value-type="string">
            <text:p>UpdateResource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"Resource Creator" tab</text:p>
            <text:p>5. Click on "Create Resource" button</text:p>
            <text:p>6. Double click on the resource name from the "Resource" tab</text:p>
            <text:p>7. Update the fields for that specific resource</text:p>
            <text:p>8. Click on "SAVE RESOURCE" button</text:p>
          </table:table-cell>
          <table:table-cell office:value-type="string">
            <text:p>1. Resource information will be updated. [You can check it from the "DUTDescriptor.json" file from libs folder of the ConformanceTestTool directory]</text:p>
            <text:p>2. If you update the "href" value, you can check the Resource Name in the list of Resource tab is also changed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UpdateResourceMultipleTimes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"Resource Creator" tab</text:p>
            <text:p>5. Click on "Create Resource" button</text:p>
            <text:p>6. Double click on the resource name from the "Resource" tab</text:p>
            <text:p>7. Update the fields for that specific resource(make sure you update the "href" value)</text:p>
            <text:p>8. Click on "SAVE RESOURCE" button</text:p>
            <text:p>9. Do steps 6-8 several times</text:p>
          </table:table-cell>
          <table:table-cell office:value-type="string">
            <text:p>1. Resource information will be updated after every times you change. [You can check it from the "DUTDescriptor.json" file from libs folder of the ConformanceTestTool directory]</text:p>
            <text:p>2. After updating the "href" value everytime,the Resource Name in the list of Resource tab is also changed</text:p>
          </table:table-cell>
          <table:table-cell table:number-columns-repeated="1020"/>
        </table:table-row>
        <table:table-row table:style-name="ro12">
          <table:table-cell office:value-type="float" office:value="13">
            <text:p>13</text:p>
          </table:table-cell>
          <table:table-cell office:value-type="string">
            <text:p>AddRepresentation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Resource Editor</text:p>
            <text:p>5. Click on "ADD REP" button</text:p>
            <text:p>6. Enter the values of the newly added representation</text:p>
            <text:p>7. Click on "Create Resource" button</text:p>
          </table:table-cell>
          <table:table-cell office:value-type="string">
            <text:p>New resource will be created with the number of added representations[you can check it by opening the the "DUTDescriptor.json" file from the libs folder of the ConformanceTestTool directory]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AddRepresentationWithNoValues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Resource Editor</text:p>
            <text:p>5. Click on "ADD REP" button</text:p>
            <text:p>6. Enter no values in the fields for the newly added representation</text:p>
            <text:p>7. Click on "Create Resource" button</text:p>
          </table:table-cell>
          <table:table-cell office:value-type="string">
            <text:p>New Resource will be created with out the newly added representation[you can check it by opening the the "DUTDescriptor.json" file from the libs folder of the ConformanceTestTool directory]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AddRepresentationWithCorrectAccessModeValue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Resource Editor</text:p>
            <text:p>5. Click on "ADD REP" button</text:p>
            <text:p>6. Make entry with value "R" in the field accessmode</text:p>
            <text:p>7. Click on "Create Resource" button</text:p>
          </table:table-cell>
          <table:table-cell office:value-type="string">
            <text:p>1. One resource will be created [you can check it by opening the the "DUTDescriptor.json" file from the libs folder of the ConformanceTestTool directory]</text:p>
            <text:p>2. Resource list will also be filled with the name of the new resource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13">
          <table:table-cell office:value-type="float" office:value="16">
            <text:p>16</text:p>
          </table:table-cell>
          <table:table-cell office:value-type="string">
            <text:p>AddRepresentationWithIncorrectAccessModeValue_N</text:p>
          </table:table-cell>
          <table:table-cell office:value-type="string">
            <text:p>1. Make sure that one descriptor is made from the RAMLS Tab</text:p>
            <text:p>2. Go to Resource Tab</text:p>
            <text:p>3. Click On "Create Resource"</text:p>
            <text:p>4. Make entry for the fields of Resource Editor</text:p>
            <text:p>5. Click on "ADD REP" button</text:p>
            <text:p>6. Make entry with value "temp" in the field accessmode</text:p>
            <text:p>7. Click on "Create Resource" button</text:p>
          </table:table-cell>
          <table:table-cell office:value-type="string">
            <text:p>An error pop-up will be shown and resource will not be created[you can check it by opening the the "DUTDescriptor.json" file from the libs folder of the ConformanceTestTool directory]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14">
          <table:table-cell office:value-type="float" office:value="17">
            <text:p>17</text:p>
          </table:table-cell>
          <table:table-cell office:value-type="string">
            <text:p>RefreshResourceList_P</text:p>
          </table:table-cell>
          <table:table-cell office:value-type="string">
            <text:p>1. Make sure that one descriptor is made from the RAMLS Tab</text:p>
            <text:p>2. Click on Resource Tab</text:p>
            <text:p>3. Click On "Create Resource"</text:p>
            <text:p>4. Make entry for the fields of "Resource Creator" tab</text:p>
            <text:p>5. Click on "Create Resource" button</text:p>
            <text:p>6. Follow steps 3-5 for several times</text:p>
            <text:p>7. Click on Refresh button in this tab</text:p>
          </table:table-cell>
          <table:table-cell office:value-type="string">
            <text:p>Resources list in the Resource tab will be reloaded</text:p>
          </table:table-cell>
          <table:table-cell office:value-type="string">
            <text:p>OK</text:p>
          </table:table-cell>
          <table:table-cell office:value-type="string">
            <text:p>PASS</text:p>
          </table:table-cell>
          <table:table-cell table:number-columns-repeated="1018"/>
        </table:table-row>
        <table:table-row table:style-name="ro15">
          <table:table-cell table:number-columns-repeated="2"/>
          <table:table-cell table:style-name="Default"/>
          <table:table-cell table:number-columns-repeated="1021"/>
        </table:table-row>
        <table:table-row table:style-name="ro15" table:number-rows-repeated="104855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hat </meta:initial-creator>
    <meta:creation-date>2016-02-16T11:47:39</meta:creation-date>
    <dc:date>2016-02-16T12:49:32</dc:date>
    <dc:creator>farhat </dc:creator>
    <meta:editing-duration>PT56M13S</meta:editing-duration>
    <meta:editing-cycles>3</meta:editing-cycles>
    <meta:generator>LibreOffice/3.5$Linux_x86 LibreOffice_project/350m1$Build-2</meta:generator>
    <meta:document-statistic meta:table-count="3" meta:cell-count="110" meta:object-count="0"/>
  </office:meta>
</office:document-meta>
</file>